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15%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justify" fo:line-height="115%"/>
    </style:style>
    <style:style style:name="P3" style:parent-style-name="Standard" style:family="paragraph">
      <style:paragraph-properties fo:text-align="justify" fo:line-height="115%"/>
    </style:style>
    <style:style style:name="P4" style:parent-style-name="Standard" style:family="paragraph">
      <style:paragraph-properties fo:text-align="justify" fo:line-height="115%"/>
    </style:style>
    <style:style style:name="P5" style:parent-style-name="Standard" style:family="paragraph">
      <style:paragraph-properties fo:text-align="justify" fo:line-height="115%"/>
    </style:style>
    <style:style style:name="P6" style:parent-style-name="Standard" style:family="paragraph">
      <style:paragraph-properties fo:text-align="justify" fo:line-height="115%"/>
    </style:style>
    <style:style style:name="P7" style:parent-style-name="Standard" style:family="paragraph">
      <style:paragraph-properties fo:text-align="justify" fo:line-height="115%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 fo:line-height="115%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 fo:line-height="115%"/>
    </style:style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justify" fo:line-height="115%"/>
      <style:text-properties fo:font-weight="bold" style:font-weight-asian="bold" style:font-weight-complex="bold" fo:font-size="14pt" style:font-size-asian="14pt" style:font-size-complex="14pt"/>
    </style:style>
    <style:style style:name="P15" style:parent-style-name="Textbody" style:family="paragraph">
      <style:paragraph-properties fo:text-align="justify"/>
    </style:style>
    <style:style style:name="P16" style:parent-style-name="Textbody" style:family="paragraph">
      <style:text-properties fo:font-size="14pt" style:font-size-asian="14pt" style:font-size-complex="14pt"/>
    </style:style>
    <style:style style:name="T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Textbody" style:family="paragraph">
      <style:text-properties fo:font-size="14pt" style:font-size-asian="14pt" style:font-size-complex="14pt"/>
    </style:style>
    <style:style style:name="T2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T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T3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6" style:parent-style-name="Textbody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style:font-weight-complex="bold"/>
    </style:style>
    <style:style style:name="P39" style:parent-style-name="Textbody" style:family="paragraph"/>
    <style:style style:name="P40" style:parent-style-name="Textbody" style:family="paragraph"/>
    <style:style style:name="T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T4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T5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T6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family="graphic" style:name="a6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3976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Uday panday</text:p>
      <text:p text:style-name="P2">Lucknow,Uttar Pradesh,India</text:p>
      <text:p text:style-name="P3">+91<text:s/>9555361761</text:p>
      <text:p text:style-name="P4">Udaypanday7161@gmail.com</text:p>
      <text:p text:style-name="P5">Linkedin Id:<text:s/></text:p>
      <text:p text:style-name="P6">Github;</text:p>
      <text:p text:style-name="P7"><text:span text:style-name="T8"><draw:connector draw:type="line" svg:x1="0.03189in" svg:y1="0.14092in" svg:x2="7.50967in" svg:y2="0.13189in" draw:z-index="251658240" draw:id="id0" draw:style-name="a0" draw:name="Line 1" text:anchor-type="paragraph"><svg:title/><svg:desc/></draw:connector></text:span></text:p>
      <text:p text:style-name="P9"/>
      <text:p text:style-name="P10"><text:span text:style-name="T11"><draw:connector draw:type="line" svg:x1="0.04252in" svg:y1="0.27659in" svg:x2="7.61405in" svg:y2="0.2752in" draw:z-index="251659264" draw:id="id1" draw:style-name="a1" draw:name="Line 2" text:anchor-type="paragraph"><svg:title/><svg:desc/></draw:connector></text:span><text:span text:style-name="T12">OBJECTIVE</text:span><text:span text:style-name="T13">:</text:span></text:p>
      <text:p text:style-name="P14"/>
      <text:p text:style-name="P15">To become a successful software developer by applying my technical expertise, problem-solving skills, and passion for continuous learning. I aim to contribute to the organization's growth by developing innovative, high-quality software solutions, while enhancing my capabilities in a collaborative and dynamic environment.</text:p>
      <text:p text:style-name="P16"/>
      <text:p text:style-name="Textbody"><text:span text:style-name="T17"><draw:connector draw:type="line" svg:x1="0.06339in" svg:y1="0.26811in" svg:x2="7.69811in" svg:y2="0.26811in" draw:z-index="2" draw:id="id2" draw:style-name="a2" draw:name="Horizontal line 1" text:anchor-type="paragraph"><svg:title/><svg:desc/></draw:connector></text:span><text:span text:style-name="T18">SUMMARY</text:span><text:span text:style-name="T19">:</text:span></text:p>
      <text:p text:style-name="Textbody">An enthusiastic and confident B.Tech Computer Science engineer with excellent communication and problem-solving skills. Proficient in C, Java, Python, JavaScript, and Data Structures &amp; Algorithms (DSA). Holder of the Bharat Internship Certificate, eager to apply technical knowledge to create innovative solutions.</text:p>
      <text:p text:style-name="P20"/>
      <text:p text:style-name="Textbody"><text:span text:style-name="T21"><draw:connector draw:type="line" svg:x1="0.05276in" svg:y1="0.3189in" svg:x2="7.62429in" svg:y2="0.3189in" draw:z-index="3" draw:id="id3" draw:style-name="a3" draw:name="Line 3" text:anchor-type="paragraph"><svg:title/><svg:desc/></draw:connector></text:span><text:span text:style-name="T22">CORE SKILL</text:span></text:p>
      <text:list text:style-name="List1">
        <text:list-item>
          <text:p text:style-name="P23"><text:span text:style-name="StrongEmphasis">Programming Languages</text:span>: C, Java, Python, JavaScript.</text:p>
        </text:list-item>
        <text:list-item>
          <text:p text:style-name="P24"><text:span text:style-name="StrongEmphasis">Software Development Practices</text:span>: Agile, Scrum, Test-Driven Development (TDD), Continuous Integration</text:p>
        </text:list-item>
        <text:list-item>
          <text:p text:style-name="P25"><text:span text:style-name="StrongEmphasis">Databases and Data Management</text:span>: SQL (MySQL, PostgreSQL), NoSQL (MongoDB, Firebase, Cassandra), Database Design, ORM tools (Hibernate, Sequelize), Data Modeling.</text:p>
        </text:list-item>
        <text:list-item>
          <text:p text:style-name="P26"><text:span text:style-name="StrongEmphasis">Web Development</text:span>: HTML5,<text:s/>CSS3, JavaScript<text:s/></text:p>
        </text:list-item>
        <text:list-item>
          <text:p text:style-name="P27"><text:span text:style-name="StrongEmphasis">Testing and Debugging</text:span>: Unit Testing (JUnit, Mocha), Integration Testing, Test Automation (Selenium, Cypress), Debugging Tools (Chrome DevTools), Performance Optimization.</text:p>
        </text:list-item>
        <text:list-item>
          <text:p text:style-name="P28"><text:span text:style-name="StrongEmphasis">Software Design and Architecture</text:span>: Object-Oriented Programming (OOP), Design Patterns (Singleton, Factory, Observer).</text:p>
        </text:list-item>
      </text:list>
      <text:p text:style-name="Textbody"/>
      <text:p text:style-name="Textbody"><text:span text:style-name="T29"><draw:connector draw:type="line" svg:x1="-0.04094in" svg:y1="0.32514in" svg:x2="7.50003in" svg:y2="0.29528in" draw:z-index="4" draw:id="id4" draw:style-name="a4" draw:name="Line 4" text:anchor-type="paragraph"><svg:title/><svg:desc/></draw:connector></text:span><text:span text:style-name="T30">EDUCATION:</text:span></text:p>
      <text:list text:style-name="List1" text:continue-numbering="true">
        <text:list-item>
          <text:p text:style-name="P31">Bachelor Of Technology In Computer Science Engineering(Purssuing) From School of Engineering affilateted to Babu Banarasi Das University Lucknow.</text:p>
        </text:list-item>
        <text:list-item>
          <text:p text:style-name="P32">Intermediate (2022) From<text:s/>Chiranjiv Bharathi School Lucknow<text:s text:c="2"/>Affilated to CBSE Bord.</text:p>
        </text:list-item>
        <text:list-item>
          <text:p text:style-name="P33">High School(2019) from<text:s/>T.D.A School<text:s/>to Uttar Pradesh Board CBSE<text:s/>.</text:p>
        </text:list-item>
      </text:list>
      <text:p text:style-name="Textbody"><text:span text:style-name="T34"><draw:connector draw:type="line" svg:x1="-0.00984in" svg:y1="0.25827in" svg:x2="7.54155in" svg:y2="0.25827in" draw:z-index="5" draw:id="id5" draw:style-name="a5" draw:name="Line 5" text:anchor-type="paragraph"><svg:title/><svg:desc/></draw:connector></text:span><text:span text:style-name="T35">PROJECT:</text:span></text:p>
      <text:list text:style-name="List1" text:continue-numbering="true">
        <text:list-item>
          <text:p text:style-name="P36">Title:Netflix Clone, Portfolio Websit<text:span text:style-name="T37"><text:s/>,</text:span><text:span text:style-name="T38">Face Detection with AI,</text:span></text:p>
        </text:list-item>
        <text:list-item>
          <text:p text:style-name="P39">Duration: March 2024-April 2024</text:p>
        </text:list-item>
        <text:list-item>
          <text:p text:style-name="P40">Descripition :A<text:s/><text:span text:style-name="StrongEmphasis">Netflix Clone</text:span><text:s/>built with<text:s/><text:span text:style-name="StrongEmphasis">React</text:span><text:s/>and<text:s/><text:span text:style-name="StrongEmphasis">Node.js</text:span>, featuring user authentication, movie browsing, and streaming. My<text:s/><text:span text:style-name="StrongEmphasis">Portfolio Website</text:span><text:s/>showcases my skills, projects, and achievements using<text:s/><text:span text:style-name="StrongEmphasis">HTML5</text:span>,<text:s/><text:soft-page-break/><text:span text:style-name="StrongEmphasis">CSS3</text:span>, and<text:s/><text:span text:style-name="StrongEmphasis">JavaScript</text:span>. Both projects demonstrate my full-stack development and front-end design capabilities.</text:p>
        </text:list-item>
      </text:list>
      <text:p text:style-name="Textbody"><text:span text:style-name="T41"><draw:connector draw:type="line" svg:x1="0.14646in" svg:y1="0.35827in" svg:x2="7.37424in" svg:y2="0.35827in" draw:z-index="6" draw:id="id6" draw:style-name="a6" draw:name="Horizontal line 2" text:anchor-type="paragraph"><svg:title/><svg:desc/></draw:connector></text:span><text:span text:style-name="T42">INTERSHIP:</text:span></text:p>
      <text:list text:style-name="List1" text:continue-numbering="true">
        <text:list-item>
          <text:p text:style-name="P43">Title</text:p>
        </text:list-item>
        <text:list-item>
          <text:p text:style-name="P44">Company Name</text:p>
        </text:list-item>
        <text:list-item>
          <text:p text:style-name="P45">Duration</text:p>
        </text:list-item>
        <text:list-item>
          <text:p text:style-name="P46">Responsbilities</text:p>
        </text:list-item>
      </text:list>
      <text:p text:style-name="Textbody"><text:span text:style-name="T47"><draw:connector draw:type="line" svg:x1="0.01102in" svg:y1="0.33891in" svg:x2="7.57352in" svg:y2="0.29724in" draw:z-index="7" draw:id="id7" draw:style-name="a7" draw:name="Line 6" text:anchor-type="paragraph"><svg:title/><svg:desc/></draw:connector></text:span><text:span text:style-name="T48">SOFT SKILLS:</text:span></text:p>
      <text:list text:style-name="List1" text:continue-numbering="true">
        <text:list-item>
          <text:p text:style-name="P49">Problem Solving</text:p>
        </text:list-item>
        <text:list-item>
          <text:p text:style-name="P50">Leadership</text:p>
        </text:list-item>
        <text:list-item>
          <text:p text:style-name="P51">Communication</text:p>
        </text:list-item>
        <text:list-item>
          <text:p text:style-name="P52">Title Management</text:p>
        </text:list-item>
        <text:list-item>
          <text:p text:style-name="P53">Critical Thinking</text:p>
        </text:list-item>
        <text:list-item>
          <text:p text:style-name="P54">Team Work</text:p>
        </text:list-item>
        <text:list-item>
          <text:p text:style-name="P55">Networking</text:p>
        </text:list-item>
        <text:list-item>
          <text:p text:style-name="P56">Public Speaking</text:p>
        </text:list-item>
      </text:list>
      <text:p text:style-name="Textbody"><text:span text:style-name="T57"><draw:connector draw:type="line" svg:x1="0.12559in" svg:y1="0.28885in" svg:x2="7.51101in" svg:y2="0.27913in" draw:z-index="8" draw:id="id8" draw:style-name="a8" draw:name="Line 7" text:anchor-type="paragraph"><svg:title/><svg:desc/></draw:connector></text:span><text:span text:style-name="T58">ACHIVEMENTS:</text:span></text:p>
      <text:list text:style-name="List1" text:continue-numbering="true">
        <text:list-item>
          <text:p text:style-name="P59">Successfully<text:s/>completed<text:s/><text:span text:style-name="StrongEmphasis">Soft Skill Training</text:span><text:s/>organized by Leamovate Enterprises, held at Babu Banarasi Das University, Lucknow, in November 2024.</text:p>
        </text:list-item>
        <text:list-item>
          <text:p text:style-name="P60">Certified in<text:s/><text:span text:style-name="StrongEmphasis">C Programming</text:span><text:s/>and<text:s/><text:span text:style-name="StrongEmphasis">Java Programming</text:span><text:s/>in June 2023.</text:p>
        </text:list-item>
        <text:list-item>
          <text:p text:style-name="P61">Completed<text:s/><text:span text:style-name="StrongEmphasis">Web Development Internship</text:span><text:s/>with certification from Bharat Intern in March 2024.</text:p>
        </text:list-item>
      </text:list>
      <text:p text:style-name="Textbody"><text:span text:style-name="T62"><draw:connector draw:type="line" svg:x1="0.03189in" svg:y1="0.25276in" svg:x2="7.60342in" svg:y2="0.31526in" draw:z-index="9" draw:id="id9" draw:style-name="a9" draw:name="Line 8" text:anchor-type="paragraph"><svg:title/><svg:desc/></draw:connector></text:span><text:span text:style-name="T63">PERSONAL DETAILS:</text:span></text:p>
      <text:list text:style-name="List1" text:continue-numbering="true">
        <text:list-item>
          <text:p text:style-name="P64">Date of Birth:<text:s/>05-05-2004</text:p>
        </text:list-item>
        <text:list-item>
          <text:p text:style-name="P65">Language Know:English,Hindi</text:p>
        </text:list-item>
        <text:list-item>
          <text:p text:style-name="P66">Address:Vill-Jumadur,kadipur,Sultanpur,Uttarpradesh</text:p>
        </text:list-item>
      </text:list>
      <text:p text:style-name="Textbody"/>
      <text:p text:style-name="Textbody"/>
      <text:p text:style-name="Textbody"><text:tab/><text:tab/><text:tab/><text:tab/><text:tab/><text:tab/><text:tab/><text:tab/><text:tab/><text:tab/><text:tab/><text:tab/>(Uday Panday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hay pratap Singh</meta:initial-creator>
    <dc:creator>Abhay pratap Singh</dc:creator>
    <meta:creation-date>2025-05-21T07:24:00Z</meta:creation-date>
    <dc:date>2025-05-21T07:24:00Z</dc:date>
    <meta:template xlink:href="Normal" xlink:type="simple"/>
    <meta:editing-cycles>2</meta:editing-cycles>
    <meta:editing-duration>PT120S</meta:editing-duration>
    <meta:document-statistic meta:page-count="2" meta:paragraph-count="5" meta:word-count="417" meta:character-count="2790" meta:row-count="19" meta:non-whitespace-character-count="2378"/>
  </office:meta>
</office:document-meta>
</file>